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-nova" svg:font-family="proxima-nov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1647" officeooo:paragraph-rsid="00061647"/>
    </style:style>
    <style:style style:name="P2" style:family="paragraph" style:parent-style-name="Standard">
      <style:text-properties officeooo:rsid="00073631" officeooo:paragraph-rsid="00073631"/>
    </style:style>
    <style:style style:name="P3" style:family="paragraph" style:parent-style-name="Standard">
      <style:text-properties officeooo:rsid="0008afa7" officeooo:paragraph-rsid="0008afa7"/>
    </style:style>
    <style:style style:name="T1" style:family="text">
      <style:text-properties officeooo:rsid="0007f7f5"/>
    </style:style>
    <style:style style:name="T2" style:family="text">
      <style:text-properties officeooo:rsid="0008af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/14</text:p>
      <text:p text:style-name="P1"/>
      <text:p text:style-name="P1"/>
      <text:p text:style-name="P2">Architecture of Elastic Search:</text:p>
      <text:p text:style-name="P2"/>
      <text:p text:style-name="P2"><text:s text:c="4"/>elastic search cluster has a group of nodes.</text:p>
      <text:p text:style-name="P2"/>
      <text:p text:style-name="P2"><text:s text:c="5"/>Elastic search master node – the master nodes control every activity of the nodes.</text:p>
      <text:p text:style-name="P2"/>
      <text:p text:style-name="P2"><text:s text:c="4"/>Elastic search data node- <text:s/>data node contains data . which can be accessed.</text:p>
      <text:p text:style-name="P2"><text:s text:c="2"/></text:p>
      <text:p text:style-name="P2"><text:s text:c="5"/>Elastic search cilent <text:s/>node- it act as the load balancing . Controls based on the incoming traffic.</text:p>
      <text:p text:style-name="P2"><text:s/></text:p>
      <text:p text:style-name="Standard"><text:s text:c="3"/><text:span text:style-name="T1">Elastic search shards- <text:s text:c="2"/>there is no limit of storing data in index. If the data stored in index get higher</text:span></text:p>
      <text:p text:style-name="Standard"><text:s text:c="3"/><text:span text:style-name="T1">elastic search get crash. So to avoid this problem shards helps. Shards are small and scalable <text:s/>so you</text:span></text:p>
      <text:p text:style-name="Standard"><text:s text:c="2"/><text:span text:style-name="T1">can create shards it help to avoid loss of data or data crash.</text:span></text:p>
      <text:p text:style-name="Standard"/>
      <text:p text:style-name="Standard"><text:s text:c="3"/><text:span text:style-name="T1">Elastics search Replica- replica act as backup of the node. You can store replica in different location.</text:span></text:p>
      <text:p text:style-name="Standard"><text:s text:c="3"/><text:span text:style-name="T1">Even you can store data in replica or shards..</text:span></text:p>
      <text:p text:style-name="Standard"/>
      <text:p text:style-name="Standard"><text:s text:c="2"/><text:span text:style-name="T2">Elastics search Document- document are stored in json objects.</text:span></text:p>
      <text:p text:style-name="P2"/>
      <text:p text:style-name="P1">////</text:p>
      <text:p text:style-name="P1">Elastic have common schema…</text:p>
      <text:p text:style-name="P1"/>
      <text:p text:style-name="P1">elastic have source field (source address, src ip , source port)</text:p>
      <text:p text:style-name="P1"/>
      <text:p text:style-name="P1">elastic search you can manage data based on time period …</text:p>
      <text:p text:style-name="P1"/>
      <text:p text:style-name="P1">they are different nodes available (hot node(faster access of data),warn nodes, cold nodes)</text:p>
      <text:p text:style-name="P1"/>
      <text:p text:style-name="P1">index lifecycle management . Where you can store and delete data in the repository and nodes..</text:p>
      <text:p text:style-name="P1"/>
      <text:p text:style-name="P1">////</text:p>
      <text:p text:style-name="P2">--- <text:span text:style-name="T2">for viewing the data in graphical and visualize structure there kibana plays a important role…</text:span></text:p>
      <text:p text:style-name="P2"/>
      <text:p text:style-name="P3"><text:s/>you can filter and you can select the data you want.</text:p>
      <text:p text:style-name="P3"/>
      <text:p text:style-name="P3">You can go kibana query to get any particular field or filter option .</text:p>
      <text:p text:style-name="P3"/>
      <text:p text:style-name="P3">There are more graphs , map , charts are available and the data can be viewed in a proper way.</text:p>
      <text:p text:style-name="P3"/>
      <text:p text:style-name="P3">The update can be viewed in real time.</text:p>
      <text:p text:style-name="P1"/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oxima-nova" svg:font-family="proxima-nov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4T17:10:33.805000000</meta:creation-date>
    <dc:date>2022-02-14T18:14:46.991000000</dc:date>
    <meta:editing-duration>PT30M41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27" meta:word-count="268" meta:character-count="1551" meta:non-whitespace-character-count="1261"/>
  </office:meta>
</office:document-meta>
</file>